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 manifest:full-path="Pictures/2000000B0000232E0000380CB876C5BE.svm"/>
  <manifest:file-entry manifest:media-type="image/png" manifest:full-path="Pictures/1000000000000031000000469719839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tantia" svg:font-family="Constantia, serif"/>
    <style:font-face style:name="Mangal1" svg:font-family="Mangal"/>
    <style:font-face style:name="OpenSymbol" svg:font-family="OpenSymbol"/>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list-style-name="WWNum3">
      <style:paragraph-properties fo:margin-left="0.053cm" fo:margin-right="0cm" fo:text-indent="0cm" style:auto-text-indent="false">
        <style:tab-stops/>
      </style:paragraph-properties>
    </style:style>
    <style:style style:name="P2" style:family="paragraph" style:parent-style-name="Standard" style:list-style-name="WWNum3">
      <style:paragraph-properties fo:margin-left="1.244cm" fo:margin-right="0cm" fo:text-indent="-1.191cm" style:auto-text-indent="false">
        <style:tab-stops/>
      </style:paragraph-properties>
    </style:style>
    <style:style style:name="P3" style:family="paragraph" style:parent-style-name="Standard" style:list-style-name="WWNum3">
      <style:paragraph-properties fo:margin-left="2.501cm" fo:margin-right="0cm" fo:text-indent="-1.191cm" style:auto-text-indent="false">
        <style:tab-stops/>
      </style:paragraph-properties>
    </style:style>
    <style:style style:name="P4"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5"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6" style:family="paragraph" style:parent-style-name="Standard" style:list-style-name="L1">
      <style:paragraph-properties>
        <style:tab-stops/>
      </style:paragraph-properties>
    </style:style>
    <style:style style:name="P7" style:family="paragraph" style:parent-style-name="Standard" style:list-style-name="WWNum3">
      <style:paragraph-properties fo:margin-left="1.251cm" fo:margin-right="0cm" fo:text-indent="0cm" style:auto-text-indent="false">
        <style:tab-stops/>
      </style:paragraph-properties>
    </style:style>
    <style:style style:name="P8" style:family="paragraph" style:parent-style-name="Standard" style:list-style-name="L2">
      <style:paragraph-properties>
        <style:tab-stops/>
      </style:paragraph-properties>
    </style:style>
    <style:style style:name="P9" style:family="paragraph" style:parent-style-name="Standard" style:list-style-name="L3">
      <style:paragraph-properties>
        <style:tab-stops/>
      </style:paragraph-properties>
    </style:style>
    <style:style style:name="P10" style:family="paragraph" style:parent-style-name="Text_20_body">
      <style:paragraph-properties fo:text-align="justify" style:justify-single-word="false" fo:orphans="2" fo:widows="2" style:writing-mode="lr-tb"/>
    </style:style>
    <style:style style:name="P11" style:family="paragraph" style:parent-style-name="Standard" style:list-style-name="L4">
      <style:paragraph-properties>
        <style:tab-stops/>
      </style:paragraph-properties>
    </style:style>
    <style:style style:name="P12" style:family="paragraph" style:parent-style-name="List_20_Paragraph" style:list-style-name="L5">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13" style:family="paragraph" style:parent-style-name="Standard" style:list-style-name="L5">
      <style:paragraph-properties>
        <style:tab-stops/>
      </style:paragraph-properties>
    </style:style>
    <style:style style:name="P14"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5"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6"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7"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P18" style:family="paragraph" style:parent-style-name="Footer">
      <style:paragraph-properties fo:text-align="center" style:justify-single-word="false"/>
      <style:text-properties fo:color="#666666" fo:font-style="italic" style:font-style-asian="italic" style:font-style-complex="italic"/>
    </style:style>
    <style:style style:name="P19"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20"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size-complex="14pt"/>
    </style:style>
    <style:style style:name="P21"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22"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23"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bold" style:font-size-asian="16pt" style:font-size-complex="16pt"/>
    </style:style>
    <style:style style:name="P24"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normal" style:font-size-asian="16pt" style:font-weight-asian="normal" style:font-size-complex="16pt" style:font-weight-complex="normal"/>
    </style:style>
    <style:style style:name="P25" style:family="paragraph" style:parent-style-name="Text_20_body">
      <style:paragraph-properties fo:margin-top="0cm" fo:margin-bottom="0cm" fo:line-height="150%" fo:text-align="center" style:justify-single-word="false" style:shadow="none" style:vertical-align="middle"/>
      <style:text-properties fo:color="#000000" style:font-name="Constantia" fo:font-size="14pt" fo:font-weight="bold" style:font-size-asian="14pt" style:font-size-complex="14pt"/>
    </style:style>
    <style:style style:name="P26" style:family="paragraph" style:parent-style-name="Text_20_body">
      <style:paragraph-properties fo:margin-top="0cm" fo:margin-bottom="0cm" fo:line-height="150%" fo:text-align="center" style:justify-single-word="false" style:shadow="none" style:vertical-align="middle"/>
      <style:text-properties fo:color="#000000" style:font-name="Constantia" fo:font-size="12pt" fo:font-weight="bold" style:font-size-asian="12pt" style:font-weight-asian="bold" style:font-size-complex="12pt" style:font-weight-complex="bold"/>
    </style:style>
    <style:style style:name="P27"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28" style:family="paragraph" style:parent-style-name="Text_20_body">
      <style:paragraph-properties fo:margin-top="0cm" fo:margin-bottom="0cm" fo:line-height="150%" fo:text-align="center" style:justify-single-word="false"/>
      <style:text-properties fo:color="#000000" style:font-name="Times New Roman" fo:font-size="18pt" fo:font-weight="bold" style:font-size-asian="18pt" style:font-size-complex="18pt"/>
    </style:style>
    <style:style style:name="P29" style:family="paragraph" style:parent-style-name="Text_20_body">
      <style:paragraph-properties fo:margin-top="0cm" fo:margin-bottom="0cm" fo:line-height="150%" fo:text-align="center" style:justify-single-word="false"/>
      <style:text-properties fo:color="#000000" style:font-name="Times New Roman" fo:font-size="5pt" fo:font-weight="bold" style:font-size-asian="5pt" style:font-size-complex="5pt"/>
    </style:style>
    <style:style style:name="P30" style:family="paragraph" style:parent-style-name="Text_20_body" style:master-page-name="">
      <style:paragraph-properties fo:margin-top="0cm" fo:margin-bottom="0cm" fo:line-height="150%" fo:text-align="center" style:justify-single-word="false" fo:orphans="2" fo:widows="2" style:page-number="auto" fo:background-color="transparent" style:shadow="none" style:vertical-align="middle" style:writing-mode="lr-tb">
        <style:tab-stops/>
        <style:background-image/>
      </style:paragraph-properties>
      <style:text-properties fo:color="#000000" style:font-name="Times New Roman" fo:font-size="16pt" fo:font-weight="bold" style:font-size-asian="16pt" style:font-size-complex="16pt"/>
    </style:style>
    <style:style style:name="P31" style:family="paragraph" style:parent-style-name="Standard" style:list-style-name="L1">
      <style:paragraph-properties>
        <style:tab-stops/>
      </style:paragraph-properties>
    </style:style>
    <style:style style:name="P32" style:family="paragraph" style:parent-style-name="Standard" style:list-style-name="L2">
      <style:paragraph-properties>
        <style:tab-stops/>
      </style:paragraph-properties>
    </style:style>
    <style:style style:name="P33" style:family="paragraph" style:parent-style-name="Standard" style:list-style-name="L3">
      <style:paragraph-properties>
        <style:tab-stops/>
      </style:paragraph-properties>
    </style:style>
    <style:style style:name="P34" style:family="paragraph" style:parent-style-name="Standard" style:list-style-name="L4">
      <style:paragraph-properties>
        <style:tab-stops/>
      </style:paragraph-properties>
    </style:style>
    <style:style style:name="P35" style:family="paragraph" style:parent-style-name="Standard" style:list-style-name="L5">
      <style:paragraph-properties>
        <style:tab-stops/>
      </style:paragraph-properties>
    </style:style>
    <style:style style:name="P36" style:family="paragraph" style:parent-style-name="Standard" style:list-style-name="WWNum3">
      <style:paragraph-properties fo:margin-left="0.053cm" fo:margin-right="0cm" fo:text-indent="0cm" style:auto-text-indent="false">
        <style:tab-stops/>
      </style:paragraph-properties>
    </style:style>
    <style:style style:name="P37" style:family="paragraph" style:parent-style-name="Standard" style:list-style-name="WWNum3">
      <style:paragraph-properties fo:margin-left="1.244cm" fo:margin-right="0cm" fo:text-indent="-1.191cm" style:auto-text-indent="false">
        <style:tab-stops/>
      </style:paragraph-properties>
    </style:style>
    <style:style style:name="P38" style:family="paragraph" style:parent-style-name="Standard" style:list-style-name="WWNum3">
      <style:paragraph-properties fo:margin-left="2.501cm" fo:margin-right="0cm" fo:text-indent="-1.191cm" style:auto-text-indent="false">
        <style:tab-stops/>
      </style:paragraph-properties>
    </style:style>
    <style:style style:name="P39" style:family="paragraph" style:parent-style-name="Standard" style:list-style-name="WWNum3">
      <style:paragraph-properties fo:margin-left="1.251cm" fo:margin-right="0cm" fo:text-indent="0cm" style:auto-text-indent="false">
        <style:tab-stops/>
      </style:paragraph-properties>
    </style:style>
    <style:style style:name="P40" style:family="paragraph" style:parent-style-name="List_20_Paragraph" style:list-style-name="L5">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41" style:family="paragraph" style:parent-style-name="Text_20_body" style:master-page-name="First_20_Page">
      <style:paragraph-properties fo:text-align="center" style:justify-single-word="false" style:page-number="auto"/>
      <style:text-properties fo:color="#000000" style:font-name="Times New Roman" fo:font-size="28pt" fo:font-weight="bold" style:font-size-asian="28pt" style:font-size-complex="28pt"/>
    </style:style>
    <style:style style:name="P42"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43"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44" style:family="paragraph" style:parent-style-name="Text_20_body">
      <style:paragraph-properties fo:text-align="justify" style:justify-single-word="false" fo:orphans="2" fo:widows="2" style:writing-mode="lr-tb"/>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style:use-window-font-color="true"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style:use-window-font-color="true"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office:automatic-styles>
  <office:body>
    <office:text text:use-soft-page-breaks="true">
      <text:tracked-changes>
        <text:changed-region xml:id="ct208964304" text:id="ct208964304">
          <text:insertion>
            <office:change-info>
              <dc:creator>Alba Neila</dc:creator>
              <dc:date>2013-11-14T14:28:00</dc:date>
            </office:change-info>
          </text:insertion>
        </text:changed-region>
        <text:changed-region xml:id="ct208964720" text:id="ct208964720">
          <text:insertion>
            <office:change-info>
              <dc:creator>Alba Neila</dc:creator>
              <dc:date>2013-11-14T16:30:00</dc:date>
            </office:change-info>
          </text:insertion>
        </text:changed-region>
        <text:changed-region xml:id="ct208964824" text:id="ct208964824">
          <text:insertion>
            <office:change-info>
              <dc:creator>Alba Neila</dc:creator>
              <dc:date>2013-11-14T16:31:00</dc:date>
            </office:change-info>
          </text:insertion>
        </text:changed-region>
        <text:changed-region xml:id="ct208964408" text:id="ct208964408">
          <text:insertion>
            <office:change-info>
              <dc:creator>Alba Neila</dc:creator>
              <dc:date>2013-11-14T16:31:00</dc:date>
            </office:change-info>
          </text:insertion>
        </text:changed-region>
        <text:changed-region xml:id="ct208964928" text:id="ct208964928">
          <text:insertion>
            <office:change-info>
              <dc:creator>Alba Neila</dc:creator>
              <dc:date>2013-11-14T14:28:00</dc:date>
            </office:change-info>
          </text:insertion>
        </text:changed-region>
        <text:changed-region xml:id="ct208965240" text:id="ct208965240">
          <text:deletion>
            <office:change-info>
              <dc:creator>Alba Neila</dc:creator>
              <dc:date>2013-11-14T14:29:00</dc:date>
            </office:change-info>
            <text:h text:style-name="Heading_20_1" text:outline-level="1">Especificación de Requisitos</text:h>
            <text:h text:style-name="Heading_20_2" text:outline-level="2">Requisitos funcionales</text:h>
          </text:deletion>
        </text:changed-region>
        <text:changed-region xml:id="ct208965136" text:id="ct208965136">
          <text:deletion>
            <office:change-info>
              <dc:creator>Alba Neila</dc:creator>
              <dc:date>2013-11-14T10:46:00</dc:date>
            </office:change-info>
            <text:h text:style-name="Heading_20_2" text:outline-level="2"/>
            <text:h text:style-name="Heading_20_2" text:outline-level="2"><text:span text:style-name="T1"/></text:h>
          </text:deletion>
        </text:changed-region>
        <text:changed-region xml:id="ct208965032" text:id="ct208965032">
          <text:deletion>
            <office:change-info>
              <dc:creator>Alba Neila</dc:creator>
              <dc:date>2013-11-14T14:29:00</dc:date>
            </office:change-info>
            <text:h text:style-name="Heading_20_2" text:outline-level="2"><text:span text:style-name="T1">RF 1</text:span>: Se desarrollará una aplicación web que permita la realización de ejercicios de transcripción paleográfica.</text:h>
            <text:list xml:id="list7037821575096844387" text:style-name="WWNum3">
              <text:list-header>
                <text:p text:style-name="P1"><text:span text:style-name="T1">RF 2</text:span>: Debe existir una <text:span text:style-name="T2">gestión de usuarios</text:span>, que permitirá realizar altas y bajas de estos, así como modificar sus datos. Los tipos de usuario que se permitirá son: Alumnos, Profesores y Administrador.</text:p>
                <text:p text:style-name="P1"><text:span text:style-name="T1">RF 3</text:span>: Los Profesores podrán crear diferentes <text:span text:style-name="T2">grupos de Alumnos</text:span> (por ejemplo, agrupados por curso o por grupo de prácticas).</text:p>
                <text:list>
                  <text:list-item>
                    <text:list>
                      <text:list-item>
                        <text:list>
                          <text:list-header>
                            <text:p text:style-name="P2">MÁSTER UNIVERSITARIO EN INGENIERÍA INFORMÁTICARF 3.1: Los Alumnos podrán solicitar el acceso a un grupo determinado.</text:p>
                          </text:list-header>
                        </text:list>
                      </text:list-item>
                    </text:list>
                    <text:p text:style-name="P2"><text:span text:style-name="T1">RF 3.2</text:span>: Los Profesores tendrán que aprobar el acceso de un alumno a los grupos que haya creado.</text:p>
                  </text:list-item>
                </text:list>
                <text:p text:style-name="P1"><text:span text:style-name="T1">RF 4</text:span>: Los Profesores podrán añadir <text:span text:style-name="T2">documentos</text:span> a la aplicación y también eliminarlos.</text:p>
                <text:list text:continue-numbering="true">
                  <text:list-header>
                    <text:p text:style-name="P2"><text:span text:style-name="T1">RF 4.1</text:span>: Estos documentos estarán compuestos por dos archivos: </text:p>
                    <text:list>
                      <text:list-item>
                        <text:list>
                          <text:list-item>
                            <text:list>
                              <text:list-item>
                                <text:list>
                                  <text:list-header>
                                    <text:p text:style-name="P3"><text:span text:style-name="T1">A</text:span>) Una imagen con alta calidad.</text:p>
                                  </text:list-header>
                                </text:list>
                              </text:list-item>
                            </text:list>
                          </text:list-item>
                        </text:list>
                        <text:p text:style-name="P3"><text:span text:style-name="T1">B</text:span>) Una transcripción según el estándar TEI P5 XML.</text:p>
                      </text:list-item>
                    </text:list>
                    <text:p text:style-name="P2"><text:span text:style-name="T1">RF 4.2</text:span>: Cada documento tendrá un nivel de dificultad de transcripción que será proporcionado por el criterio del profesor, de entre: bajo, intermedio o alto.</text:p>
                  </text:list-header>
                </text:list>
                <text:p text:style-name="P1"><text:span text:style-name="T1">RF 5</text:span>: Se debe poder agrupar los documentos por <text:span text:style-name="T2">colecciones</text:span> (por ejemplo, agrupados por escrituras del mismo siglo o por nivel de dificultad).</text:p>
                <text:list text:continue-numbering="true">
                  <text:list-header>
                    <text:p text:style-name="P2"><text:span text:style-name="T1">RF 5.1</text:span>: Las colecciones tendrán un nombre.</text:p>
                    <text:p text:style-name="P2"><text:span text:style-name="T1">RF 5.2</text:span>: A los distintos grupos de usuarios se les asignará el acceso a cada colección. </text:p>
                    <text:p text:style-name="P2"><text:span text:style-name="T1">RF 5.3</text:span>: Existirán además colecciones públicas. Éstas podrán ser accesibles por cualquier usuario sin necesidad de confirmación de acceso por un profesor.</text:p>
                  </text:list-header>
                </text:list>
                <text:p text:style-name="P1"><text:span text:style-name="T1">RF 6</text:span>: A partir de un documento, los profesores deberán poder crear <text:span text:style-name="T2">ejercicios</text:span> interactivos.</text:p>
              </text:list-header>
            </text:list>
            <text:p text:style-name="P4">Tutor</text:p>
            <text:p text:style-name="P5">Álvaro Herrero Cosio</text:p>
            <text:p text:style-name="P5"/>
            <text:p text:style-name="P5"/>
            <text:p text:style-name="P4">Autora</text:p>
            <text:p text:style-name="P5">Alba Neila Neila</text:p>
            <text:p text:style-name="P5"/>
            <text:p text:style-name="P5"/>
            <text:p text:style-name="P4">Colaboración</text:p>
            <text:p text:style-name="P5">Sonia Serna</text:p>
            <text:p text:style-name="P5">Alumna becariaRF 6.1: Para cada ejercicio, el alumno visualizará el documento y podrá introducir las palabras de la transcripción.</text:p>
            <text:list xml:id="list36666945" text:continue-numbering="true" text:style-name="WWNum3">
              <text:list-item>
                <text:list>
                  <text:list-header>
                    <text:p text:style-name="P2"><text:span text:style-name="T1">RF 6.2</text:span>: Los ejercicios tendrán un nivel de dificultad en la realización, de entre: bajo, intermedio y alto, que el propio profesor establecerá según las características del ejercicio. </text:p>
                    <text:p text:style-name="P2"><text:span text:style-name="T1">RF 6.3</text:span>: Para cada uno de ellos, el profesor indicará qué porcentaje de palabras (aleatorias), se muestran al alumno en la transcripción, como pistas: 50% de las palabras transcritas, 20% o 0%.</text:p>
                    <text:p text:style-name="P2"><text:span text:style-name="T1">RF 6.4</text:span>: Los ejercicios se encontrarán ordenados según el orden establecido por el profesor.</text:p>
                    <text:p text:style-name="P2"><text:span text:style-name="T1">RF 6.5</text:span>: El profesor puede indicar el objetivo a satisfacer para pasar de un ejercicio al siguiente, de entre los siguientes:</text:p>
                  </text:list-header>
                </text:list>
              </text:list-item>
            </text:list>
            <text:list xml:id="list3944049323489110449" text:style-name="L1">
              <text:list-item>
                <text:p text:style-name="P6">Un porcentaje de palabras acertadas respecto del total del documento<text:bookmark-start text:name="__DdeLink__561_10295425591111111111111111111111111111111111111111111111111111111111111111111111111111111111111111111111111111111111111111111111111111111111111111111111111111111111111111111111111111111111111"/>, cuyo valor el profesor podría configurar.<text:bookmark-end text:name="__DdeLink__561_10295425591111111111111111111111111111111111111111111111111111111111111111111111111111111111111111111111111111111111111111111111111111111111111111111111111111111111111111111111111111111111111"/></text:p>
              </text:list-item>
              <text:list-item>
                <text:p text:style-name="P6">Número máximo de fallos en todo el documento, cuyo valor el profesor podría configurar.</text:p>
              </text:list-item>
            </text:list>
            <text:list xml:id="list36660288" text:continue-list="list36666945" text:style-name="WWNum3">
              <text:list-item>
                <text:list>
                  <text:list-header>
                    <text:p text:style-name="P2"><text:span text:style-name="T1">RF 6.6:</text:span> El profesor podrá escoger si el alumno es capaz de comprobar si la transcripción introducida es correcta a medida que vaya pasando de una palabra a otra, o si sólo podrá conocerse el resultado cuando el alumno decida que ha finalizado con la realización del ejercicio.</text:p>
                  </text:list-header>
                </text:list>
                <text:p text:style-name="P1"><text:span text:style-name="T1">RF 7</text:span>: Se deberán de recoger las <text:span text:style-name="T3">estadísticas</text:span> o <text:span text:style-name="T3">evolución</text:span> de los ejercicios que realicen los alumnos. Éstas deberán ser visibles por el profesor.</text:p>
              </text:list-item>
            </text:list>
            <text:h text:style-name="Heading_20_2" text:outline-level="2">Requisitos no funcionales</text:h>
            <text:list xml:id="list36650455" text:continue-numbering="true" text:style-name="WWNum3">
              <text:list-header>
                <text:p text:style-name="P1"><text:span text:style-name="T1">RNF 1:</text:span> <text:span text:style-name="T3">Interfaz</text:span>: la aplicación deberá visualizarse correctamente y en cualquier navegador.</text:p>
                <text:p text:style-name="P1"><text:span text:style-name="T1">RNF 2</text:span>: <text:span text:style-name="T3">Disponibilidad</text:span>: el sistema deberá estar disponible 24(horas)/7(días), siempre que el servidor donde se alberga funcione correctamente.</text:p>
                <text:list>
                  <text:list-item>
                    <text:list>
                      <text:list-item>
                        <text:list>
                          <text:list-item>
                            <text:list>
                              <text:list-header>
                                <text:p text:style-name="P7"><text:span text:style-name="T1">RNF 2.1</text:span>: Además el tiempo de respuesta de la aplicación no deberá exceder un tiempo considerable. </text:p>
                              </text:list-header>
                            </text:list>
                          </text:list-item>
                        </text:list>
                      </text:list-item>
                    </text:list>
                  </text:list-item>
                </text:list>
                <text:p text:style-name="P1"><text:span text:style-name="T1">RNF 3</text:span>: <text:span text:style-name="T3">Extensibilidad</text:span>: el sistema deberá ser escalable, permitiendo en un futuro el desarrollo de nuevas funcionalidades, modificación o eliminación de éstas.</text:p>
                <text:p text:style-name="P1"><text:span text:style-name="T1">RNF 4</text:span>: <text:span text:style-name="T3">Seguridad</text:span>: el sistema debe estar restringido, por lo que se solicitará un usuario y contraseña para acceder al mismo.</text:p>
                <text:p text:style-name="P1"><text:span text:style-name="T1">RNF 5</text:span>: <text:span text:style-name="T3">Tecnologías</text:span>: para permitir su integración con otras plataformas y herramientas ya existentes, la aplicación online se desarrollará sobre PHP y con base de datos MySQL.</text:p>
              </text:list-header>
            </text:list>
            <text:h text:style-name="Heading_20_2" text:outline-level="2">Requisitos de Información</text:h>
            <text:p text:style-name="Text_20_body"><text:span text:style-name="T1">RI 1</text:span>: Para cada <text:span text:style-name="T3">usuario</text:span>, <text:bookmark-start text:name="__DdeLink__1384_13658787541111111111111111111111111111111111111111111111111111111111111111111111111111111111111111111111111111111111111111111111111111111111111111111111111111111111111111111111111111111111111"/>se almacenará la siguiente información:<text:bookmark-end text:name="__DdeLink__1384_13658787541111111111111111111111111111111111111111111111111111111111111111111111111111111111111111111111111111111111111111111111111111111111111111111111111111111111111111111111111111111111111"/></text:p>
            <text:list xml:id="list36666063" text:continue-list="list3944049323489110449" text:style-name="L1">
              <text:list-item>
                <text:p text:style-name="P6">Nombre.</text:p>
              </text:list-item>
              <text:list-item>
                <text:p text:style-name="P6">Apellidos.</text:p>
              </text:list-item>
              <text:list-item>
                <text:p text:style-name="P6">Correo electrónico.</text:p>
              </text:list-item>
              <text:list-item>
                <text:p text:style-name="P6">Usuario (para acceder a la aplicación).</text:p>
              </text:list-item>
              <text:list-item>
                <text:p text:style-name="P6">Contraseña (para acceder a la aplicación).</text:p>
              </text:list-item>
              <text:list-item>
                <text:p text:style-name="P6">Tipo de usuario (administrador, profesor, alumno).</text:p>
              </text:list-item>
              <text:list-item>
                <text:p text:style-name="P6">Otra información: accesible para el administrador.</text:p>
              </text:list-item>
            </text:list>
            <text:list xml:id="list36659548" text:continue-list="list36650455" text:style-name="WWNum3">
              <text:list-header>
                <text:p text:style-name="P1"><text:span text:style-name="T1">RI 2</text:span>: <text:bookmark-start text:name="__DdeLink__1386_13658787541111111111111111111111111111111111111111111111111111111111111111111111111111111111111111111111111111111111111111111111111111111111111111111111111111111111111111111111111111111111111"/>Para cada <text:span text:style-name="T3">grupo de alumnos</text:span>, se almacenará la siguiente información:<text:bookmark-end text:name="__DdeLink__1386_13658787541111111111111111111111111111111111111111111111111111111111111111111111111111111111111111111111111111111111111111111111111111111111111111111111111111111111111111111111111111111111111"/></text:p>
              </text:list-header>
            </text:list>
            <text:list xml:id="list8727368076186625357" text:style-name="L2">
              <text:list-item>
                <text:p text:style-name="P8">Código.</text:p>
              </text:list-item>
              <text:list-item>
                <text:p text:style-name="P8">Nombre.</text:p>
              </text:list-item>
              <text:list-item>
                <text:p text:style-name="P8">Descripción.</text:p>
              </text:list-item>
              <text:list-item>
                <text:p text:style-name="P8">Profesor responsable.</text:p>
              </text:list-item>
            </text:list>
            <text:p text:style-name="Text_20_body"><text:span text:style-name="T1">RI 3</text:span>: <text:bookmark-start text:name="__DdeLink__1391_13658787541111111111111111111111111111111111111111111111111111111111111111111111111111111111111111111111111111111111111111111111111111111111111111111111111111111111111111111111111111111111111"/>Para cada <text:span text:style-name="T3">documento</text:span>, se almacenará la siguiente información:<text:bookmark-end text:name="__DdeLink__1391_13658787541111111111111111111111111111111111111111111111111111111111111111111111111111111111111111111111111111111111111111111111111111111111111111111111111111111111111111111111111111111111111"/></text:p>
            <text:list xml:id="list1866543572698181043" text:style-name="L3">
              <text:list-item>
                <text:p text:style-name="P9">Código.</text:p>
              </text:list-item>
              <text:list-item>
                <text:p text:style-name="P9">Nombre.</text:p>
              </text:list-item>
              <text:list-item>
                <text:p text:style-name="P9">Tipo de escritura (opcional).</text:p>
              </text:list-item>
              <text:list-item>
                <text:p text:style-name="P9">Fecha (opcional).</text:p>
              </text:list-item>
              <text:list-item>
                <text:p text:style-name="P9">Descripción.</text:p>
              </text:list-item>
              <text:list-item>
                <text:p text:style-name="P9">Nivel de dificultad (bajo, intermedio, alto).</text:p>
              </text:list-item>
              <text:list-item>
                <text:p text:style-name="P9">Imagen.</text:p>
              </text:list-item>
              <text:list-item>
                <text:p text:style-name="P9">Transcripción.</text:p>
              </text:list-item>
            </text:list>
            <text:p text:style-name="P10"><text:span text:style-name="T4">RI 4</text:span>: Para cada <text:span text:style-name="T3">colección</text:span> de documentos, se almacenará la siguiente información:</text:p>
            <text:list xml:id="list4285222637117073176" text:style-name="L4">
              <text:list-item>
                <text:p text:style-name="P11">Código.</text:p>
              </text:list-item>
              <text:list-item>
                <text:p text:style-name="P11">Nombre.</text:p>
              </text:list-item>
              <text:list-item>
                <text:p text:style-name="P11">Descripción.</text:p>
              </text:list-item>
              <text:list-item>
                <text:p text:style-name="P11">Orden de los documentos.</text:p>
              </text:list-item>
            </text:list>
            <text:p text:style-name="P10"><text:span text:style-name="T4">RI 5</text:span>: Para cada <text:span text:style-name="T3">ejercicio</text:span>, se almacenará la siguiente información:</text:p>
            <text:list xml:id="list2395364817262259756" text:style-name="L5">
              <text:list-item>
                <text:p text:style-name="P12">Código.</text:p>
              </text:list-item>
              <text:list-item>
                <text:p text:style-name="P13">Nivel de dificultad en la realización.</text:p>
              </text:list-item>
              <text:list-item>
                <text:p text:style-name="P13"><text:s/>Objetivo.</text:p>
              </text:list-item>
            </text:list>
            <text:h text:style-name="Heading_20_2" text:outline-level="2">Requisitos de Interfaz</text:h>
            <text:list xml:id="list36644177" text:continue-list="list36659548" text:style-name="WWNum3">
              <text:list-header>
                <text:p text:style-name="P1"><text:span text:style-name="T4">RIN 1</text:span>: La aplicación debe contar con una interfaz amigable e intuitiva, de sencilla utilización por parte de usuarios con poca experiencia en el manejo de aplicaciones Web.</text:p>
                <text:p text:style-name="P1"><text:span text:style-name="T1">RIN 2</text:span>: Las imágenes de los documentos podrán ser ampliadas por los alumnos, para mejorar la visualización de estas en caso de ser necesario. Se incorporarán además otras facilidades para la visualización de las imágenes (zoom de una determinada zona, desplazamiento, etc.)</text:p>
              </text:list-header>
            </text:list>
            <text:p text:style-name="Standard"><text:span text:style-name="T1">RIN 3</text:span>: La aplicación deberá estar internacionalizada, disponible en español e inglés.</text:p>
          </text:deletion>
        </text:changed-region>
        <text:changed-region xml:id="ct211740792" text:id="ct211740792">
          <text:insertion>
            <office:change-info>
              <dc:creator>Alba Neila</dc:creator>
              <dc:date>2013-11-14T16:44:00</dc:date>
            </office:change-info>
          </text:insertion>
        </text:changed-region>
        <text:changed-region xml:id="ct211741000" text:id="ct211741000">
          <text:insertion>
            <office:change-info>
              <dc:creator>Alba Neila</dc:creator>
              <dc:date>2013-11-14T16:45:00</dc:date>
            </office:change-info>
          </text:insertion>
        </text:changed-region>
        <text:changed-region xml:id="ct211740896" text:id="ct211740896">
          <text:insertion>
            <office:change-info>
              <dc:creator>Alba Neila</dc:creator>
              <dc:date>2013-11-14T16:46:00</dc:date>
            </office:change-info>
          </text:insertion>
        </text:changed-region>
        <text:changed-region xml:id="ct208966280" text:id="ct208966280">
          <text:insertion>
            <office:change-info>
              <dc:creator>Alba Neila</dc:creator>
              <dc:date>2013-11-14T16:37:00</dc:date>
            </office:change-info>
          </text:insertion>
        </text:changed-region>
        <text:changed-region xml:id="ct208966384" text:id="ct208966384">
          <text:insertion>
            <office:change-info>
              <dc:creator>Alba Neila</dc:creator>
              <dc:date>2013-11-14T14: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change-start text:change-id="ct208964304"/>UNIVERSIDAD DE BURGOS</text:p>
      <text:p text:style-name="P28">ESCUELA POLITÉCNICA SUPERIOR</text:p>
      <text:p text:style-name="P29"/>
      <text:p text:style-name="P27">MÁSTER UNIVERSITARIO EN INGENIERÍA INFORMÁTICA</text:p>
      <text:p text:style-name="P26"/>
      <text:p text:style-name="P25"><draw:frame draw:style-name="fr1" draw:name="gráficos1" text:anchor-type="paragraph" svg:width="5.56cm" svg:height="7.999cm" draw:z-index="0"><draw:image xlink:href="Pictures/2000000B0000232E0000380CB876C5BE.svm" xlink:type="simple" xlink:show="embed" xlink:actuate="onLoad"/></draw:frame></text:p>
      <text:p text:style-name="P23">TRABAJO FIN DE MÁSTER</text:p>
      <text:p text:style-name="P24">Aplicación web para la realización de ejercicios paleográficos</text:p>
      <text:p text:style-name="P20"/>
      <text:p text:style-name="P20"/>
      <text:p text:style-name="P23">ANEXO III:</text:p>
      <text:p text:style-name="P30">ESPECIFICACIÓN DE DISEÑO</text:p>
      <text:p text:style-name="P5"/>
      <text:p text:style-name="P20"><text:change-end text:change-id="ct208964304"/></text:p>
      <text:section text:style-name="Sect1" text:name="Sección1">
        <text:p text:style-name="P4"><text:change-start text:change-id="ct208964720"/>Tutor</text:p>
        <text:p text:style-name="P5">Álvaro Herrero Cosio</text:p>
        <text:p text:style-name="P4">Autora</text:p>
        <text:p text:style-name="P5">Alba Neila Neila</text:p>
        <text:p text:style-name="P4"><text:change-end text:change-id="ct208964720"/><text:change-start text:change-id="ct208964824"/>Colaboración</text:p>
        <text:p text:style-name="P5">Sonia Serna<text:change-end text:change-id="ct208964824"/></text:p>
      </text:section>
      <text:p text:style-name="P27"><text:change-start text:change-id="ct208964408"/></text:p>
      <text:p text:style-name="P27"/>
      <text:p text:style-name="P22">Burgos, Febrero 2014<text:change-end text:change-id="ct208964408"/><text:change-start text:change-id="ct208964928"/></text:p>
      <text:h text:style-name="Heading_20_1" text:outline-level="1"><text:change-end text:change-id="ct208964928"/><text:change text:change-id="ct208965240"/><text:change text:change-id="ct208965136"/><text:change text:change-id="ct208965032"/><text:change-start text:change-id="ct211740792"/><text:soft-page-break/>Introducción</text:h>
      <text:h text:style-name="Heading_20_1" text:outline-level="1"><text:change-end text:change-id="ct211740792"/><text:change-start text:change-id="ct211741000"/>Diseño de datos</text:h>
      <text:h text:style-name="Heading_20_1" text:outline-level="1">Diseño arquitectónico</text:h>
      <text:h text:style-name="Heading_20_1" text:outline-level="1">Diseño de la interfaz</text:h>
      <text:h text:style-name="Heading_20_1" text:outline-level="1"><text:change-end text:change-id="ct211741000"/><text:change-start text:change-id="ct211740896"/>Diseño procedimental</text:h>
      <text:h text:style-name="Heading_20_2" text:outline-level="2">5.1 Diagramas de secuencia</text:h>
      <text:h text:style-name="Heading_20_1" text:outline-level="1">Pruebas</text:h>
      <text:h text:style-name="Heading_20_1" text:outline-level="1">Apéndice: proceso de evolución del prototipo</text:h>
      <text:p text:style-name="Standard"/>
      <text:p text:style-name="Standard"><text:change-end text:change-id="ct211740896"/><text:change-start text:change-id="ct208966280"/></text:p>
      <text:p text:style-name="Standard"><text:change-end text:change-id="ct208966280"/><text:change-start text:change-id="ct208966384"/></text:p>
      <text:h text:style-name="Heading_20_1" text:outline-level="1" text:is-list-header="true"><text:change-end text:change-id="ct20896638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tantia" svg:font-family="Constantia, serif"/>
    <style:font-face style:name="Mangal1" svg:font-family="Mangal"/>
    <style:font-face style:name="OpenSymbol" svg:font-family="OpenSymbol"/>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6666"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9999"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64cm" fo:margin-right="0cm" fo:margin-top="0.349cm" fo:margin-bottom="0.3cm" fo:keep-together="always" fo:text-indent="0cm" style:auto-text-indent="false" fo:keep-with-next="always"/>
      <style:text-properties fo:color="#00cccc"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310000004697198391.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102285480" text:id="ct102285480">
            <text:insertion>
              <office:change-info>
                <dc:creator>Alba Neila</dc:creator>
                <dc:date>2013-11-14T14:06:00</dc:date>
              </office:change-info>
            </text:insertion>
          </text:changed-region>
          <text:changed-region xml:id="ct102285584" text:id="ct102285584">
            <text:format-change>
              <office:change-info>
                <dc:creator>Alba Neila</dc:creator>
                <dc:date>2013-11-14T14:04:00</dc:date>
              </office:change-info>
            </text:format-change>
          </text:changed-region>
        </text:tracked-changes>
        <text:p text:style-name="MP1"><text:change-start text:change-id="ct102285480"/></text:p>
        <text:p text:style-name="MP2"><text:change-end text:change-id="ct102285480"/><text:change-start text:change-id="ct102285584"/>TFM: Aplicación web para la realización de ejercicios paleográficos</text:p>
        <text:p text:style-name="MP3">Alba Neila Neila</text:p>
        <text:p text:style-name="MP4"><text:change-end text:change-id="ct102285584"/></text:p>
      </style:header>
      <style:footer>
        <text:p text:style-name="MP5">Página <text:page-number text:select-page="current">2</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FM: Aplicación Web para ejercicios paleográficos</dc:title>
    <dc:subject>Alba Neila Neila</dc:subject>
    <meta:initial-creator>Alba</meta:initial-creator>
    <meta:editing-cycles>57</meta:editing-cycles>
    <meta:creation-date>2013-10-23T08:35:00</meta:creation-date>
    <dc:date>2013-11-14T16:50:54.33</dc:date>
    <meta:editing-duration>PT5H52M44S</meta:editing-duration>
    <meta:generator>OpenOffice/4.0.1$Win32 OpenOffice.org_project/401m5$Build-9714</meta:generator>
    <dc:creator>Alba Neila</dc:creator>
    <meta:document-statistic meta:table-count="0" meta:image-count="1" meta:object-count="0" meta:page-count="2" meta:paragraph-count="100" meta:word-count="920" meta:character-count="584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